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0000005745248D07BAC1966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officeooo:paragraph-rsid="0007a0a9"/>
    </style:style>
    <style:style style:name="T1" style:family="text">
      <style:text-properties officeooo:rsid="00092f98"/>
    </style:style>
    <style:style style:name="T2" style:family="text">
      <style:text-properties officeooo:rsid="0008f9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52in" svg:y="0.6665in" svg:width="6.9252in" svg:height="8.6311in" draw:z-index="0"><draw:image xlink:href="Pictures/1000020100000460000005745248D07BAC1966EA.png" xlink:type="simple" xlink:show="embed" xlink:actuate="onLoad"/></draw:frame>Wiring <text:span text:style-name="T1">and Testing t</text:span>he <text:span text:style-name="T2">9DO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11S</meta:editing-duration>
    <meta:editing-cycles>4</meta:editing-cycles>
    <meta:generator>LibreOffice/5.2.1.2$Windows_x86 LibreOffice_project/31dd62db80d4e60af04904455ec9c9219178d620</meta:generator>
    <dc:date>2017-03-28T13:53:25.110000000</dc:date>
    <meta:document-statistic meta:table-count="0" meta:image-count="1" meta:object-count="0" meta:page-count="1" meta:paragraph-count="1" meta:word-count="5" meta:character-count="27" meta:non-whitespace-character-count="23"/>
    <meta:user-defined meta:name="Info 1"/>
    <meta:user-defined meta:name="Info 2"/>
    <meta:user-defined meta:name="Info 3"/>
    <meta:user-defined meta:name="Info 4"/>
  </office:meta>
</office:document-meta>
</file>